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top="0.1666in" fo:margin-bottom="0.0833in"/>
    </style:style>
    <style:style style:name="T2" style:parent-style-name="Основнойшрифтабзаца" style:family="text">
      <style:text-properties style:font-name="Arial" style:font-name-asian="Arial" style:font-name-complex="Arial" fo:font-weight="bold" style:font-weight-asian="bold" fo:font-size="14pt" style:font-size-asian="14pt" fo:language="pl" fo:country="PL"/>
    </style:style>
    <style:style style:name="P3" style:parent-style-name="Обычный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fo:language="pl" fo:country="PL"/>
    </style:style>
    <style:style style:name="P4" style:parent-style-name="Обычный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fo:language="pl" fo:country="PL"/>
    </style:style>
    <style:style style:name="P5" style:parent-style-name="Обычный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fo:language="pl" fo:country="PL"/>
    </style:style>
    <style:style style:name="P6" style:parent-style-name="Обычный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fo:language="pl" fo:country="PL"/>
    </style:style>
    <style:style style:name="P7" style:parent-style-name="Обычный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fo:language="pl" fo:country="PL"/>
    </style:style>
    <style:style style:name="P8" style:parent-style-name="Обычный" style:family="paragraph">
      <style:text-properties fo:language="pl" fo:country="PL"/>
    </style:style>
    <style:style style:name="P9" style:parent-style-name="Обычный" style:family="paragraph">
      <style:text-properties fo:language="pl" fo:country="PL"/>
    </style:style>
    <style:style style:name="P10" style:parent-style-name="Обычный" style:family="paragraph">
      <style:text-properties fo:language="pl" fo:country="PL"/>
    </style:style>
    <style:style style:name="P11" style:parent-style-name="Обычный" style:family="paragraph">
      <style:paragraph-properties fo:text-align="end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fo:language="pl" fo:country="PL"/>
    </style:style>
  </office:automatic-styles>
  <office:body>
    <office:text text:use-soft-page-breaks="true">
      <text:p text:style-name="P1"><text:span text:style-name="T2">„Wielki programista”</text:span></text:p>
      <text:p text:style-name="P3">Pewnego razu wielki programista otrzymał pocztą pewien plik.<text:s/></text:p>
      <text:p text:style-name="P4">Normalne pliki są jak pliki, a ten miał nazwę napisaną w Black Terry CAPS. I tak wielki programista postanowił sprawdzić, jaki plik otrzymał pocztą. Próbując zapisać to na swoim komputerze, nie mógł tego zrobić. Dla każdej akcji z tym plikiem, system zwany<text:s/>BSOD - niebieski ekran śmierci.</text:p>
      <text:p text:style-name="P5">Wtedy wielki programista postanowił zastosować do tego pliku starożytne metody hakowania. Po pobraniu na konsolę systemową Linuksa, próbował pobrać ten plik przy pomocy narzędzi systemowych i ponownie doznał awarii - system wypadł w Kernel Panic.</text:p>
      <text:p text:style-name="P6">Nazywany wtedy wielkim programistą mądrą elektroniką. Przyszedł enikei, nasmarował procesor nową pastą termiczną i zatrzymał awarię<text:s/>systemu przy każdym kichnięciu.</text:p>
      <text:p text:style-name="P7">Cóż, świetny programista ściągnął ten plik, i okazał się on reklamą kasyna...</text:p>
      <text:p text:style-name="P8"/>
      <text:p text:style-name="P9"/>
      <text:p text:style-name="P10"/>
      <text:p text:style-name="P11"><text:span text:style-name="T12">Valeriia Savenkova, Mykola Litynsky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era</meta:initial-creator>
    <dc:creator>Lera</dc:creator>
    <meta:creation-date>2020-11-26T22:20:00Z</meta:creation-date>
    <dc:date>2020-11-26T22:20:00Z</dc:date>
    <meta:template xlink:href="Normal" xlink:type="simple"/>
    <meta:editing-cycles>2</meta:editing-cycles>
    <meta:editing-duration>PT60S</meta:editing-duration>
    <meta:document-statistic meta:page-count="1" meta:paragraph-count="1" meta:word-count="134" meta:character-count="900" meta:row-count="6" meta:non-whitespace-character-count="767"/>
  </office:meta>
</office:document-meta>
</file>